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9155" officeooo:paragraph-rsid="000d9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n’ai pas réussi a faire le job 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36:35.096354133</meta:creation-date>
    <dc:date>2022-10-14T10:37:37.422115425</dc:date>
    <meta:editing-duration>PT1M3S</meta:editing-duration>
    <meta:editing-cycles>1</meta:editing-cycles>
    <meta:document-statistic meta:table-count="0" meta:image-count="0" meta:object-count="0" meta:page-count="1" meta:paragraph-count="1" meta:word-count="9" meta:character-count="35" meta:non-whitespace-character-count="27"/>
    <meta:generator>LibreOffice/7.0.4.2$Linux_X86_64 LibreOffice_project/00$Build-2</meta:generator>
  </office:meta>
</office:document-meta>
</file>